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43.83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35.93mm"/>
    </style:style>
    <style:style style:name="co10" style:family="table-column">
      <style:table-column-properties fo:break-before="auto" style:column-width="32.6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all_ab_groups</text:p>
          </table:table-cell>
          <table:table-cell office:value-type="string" calcext:value-type="string">
            <text:p>mean_all_groups</text:p>
          </table:table-cell>
          <table:table-cell office:value-type="string" calcext:value-type="string">
            <text:p>mean_free_groups</text:p>
          </table:table-cell>
          <table:table-cell office:value-type="string" calcext:value-type="string">
            <text:p>Mean_complex_groups</text:p>
          </table:table-cell>
          <table:table-cell office:value-type="string" calcext:value-type="string">
            <text:p>range_all_groups</text:p>
          </table:table-cell>
          <table:table-cell office:value-type="string" calcext:value-type="string">
            <text:p>range_free_groups</text:p>
          </table:table-cell>
          <table:table-cell office:value-type="string" calcext:value-type="string">
            <text:p>range_complex_groups</text:p>
          </table:table-cell>
          <table:table-cell office:value-type="string" calcext:value-type="string">
            <text:p>SD_all_groups</text:p>
          </table:table-cell>
          <table:table-cell office:value-type="string" calcext:value-type="string">
            <text:p>SD_free_groups</text:p>
          </table:table-cell>
          <table:table-cell office:value-type="string" calcext:value-type="string">
            <text:p>SD_complex_group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47.00779" calcext:value-type="float">
            <text:p>-47.00779</text:p>
          </table:table-cell>
          <table:table-cell office:value-type="float" office:value="-46.6733" calcext:value-type="float">
            <text:p>-46.6733</text:p>
          </table:table-cell>
          <table:table-cell office:value-type="float" office:value="-47.11928" calcext:value-type="float">
            <text:p>-47.11928</text:p>
          </table:table-cell>
          <table:table-cell office:value-type="float" office:value="1.113054" calcext:value-type="float">
            <text:p>1.113054</text:p>
          </table:table-cell>
          <table:table-cell office:value-type="float" office:value="0" calcext:value-type="float">
            <text:p>0</text:p>
          </table:table-cell>
          <table:table-cell office:value-type="float" office:value="1.113054" calcext:value-type="float">
            <text:p>1.113054</text:p>
          </table:table-cell>
          <table:table-cell office:value-type="float" office:value="0.5391518" calcext:value-type="float">
            <text:p>0.5391518</text:p>
          </table:table-cell>
          <table:table-cell office:value-type="string" calcext:value-type="string">
            <text:p>NA</text:p>
          </table:table-cell>
          <table:table-cell office:value-type="float" office:value="0.6011993" calcext:value-type="float">
            <text:p>0.601199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39.7591" calcext:value-type="float">
            <text:p>-39.7591</text:p>
          </table:table-cell>
          <table:table-cell office:value-type="float" office:value="-43.83072" calcext:value-type="float">
            <text:p>-43.83072</text:p>
          </table:table-cell>
          <table:table-cell office:value-type="float" office:value="-39.17744" calcext:value-type="float">
            <text:p>-39.17744</text:p>
          </table:table-cell>
          <table:table-cell office:value-type="float" office:value="5.423115" calcext:value-type="float">
            <text:p>5.423115</text:p>
          </table:table-cell>
          <table:table-cell office:value-type="float" office:value="0" calcext:value-type="float">
            <text:p>0</text:p>
          </table:table-cell>
          <table:table-cell office:value-type="float" office:value="3.550383" calcext:value-type="float">
            <text:p>3.550383</text:p>
          </table:table-cell>
          <table:table-cell office:value-type="float" office:value="2.0208037" calcext:value-type="float">
            <text:p>2.0208037</text:p>
          </table:table-cell>
          <table:table-cell office:value-type="string" calcext:value-type="string">
            <text:p>NA</text:p>
          </table:table-cell>
          <table:table-cell office:value-type="float" office:value="1.2674874" calcext:value-type="float">
            <text:p>1.267487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46.79277" calcext:value-type="float">
            <text:p>-46.79277</text:p>
          </table:table-cell>
          <table:table-cell office:value-type="float" office:value="-46.49661" calcext:value-type="float">
            <text:p>-46.49661</text:p>
          </table:table-cell>
          <table:table-cell office:value-type="float" office:value="-46.85201" calcext:value-type="float">
            <text:p>-46.85201</text:p>
          </table:table-cell>
          <table:table-cell office:value-type="float" office:value="2.880802" calcext:value-type="float">
            <text:p>2.880802</text:p>
          </table:table-cell>
          <table:table-cell office:value-type="float" office:value="0" calcext:value-type="float">
            <text:p>0</text:p>
          </table:table-cell>
          <table:table-cell office:value-type="float" office:value="2.880802" calcext:value-type="float">
            <text:p>2.880802</text:p>
          </table:table-cell>
          <table:table-cell office:value-type="float" office:value="0.9901522" calcext:value-type="float">
            <text:p>0.9901522</text:p>
          </table:table-cell>
          <table:table-cell office:value-type="string" calcext:value-type="string">
            <text:p>NA</text:p>
          </table:table-cell>
          <table:table-cell office:value-type="float" office:value="1.095074" calcext:value-type="float">
            <text:p>1.09507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47.96295" calcext:value-type="float">
            <text:p>-47.96295</text:p>
          </table:table-cell>
          <table:table-cell office:value-type="float" office:value="-47.92483" calcext:value-type="float">
            <text:p>-47.92483</text:p>
          </table:table-cell>
          <table:table-cell office:value-type="float" office:value="-47.98837" calcext:value-type="float">
            <text:p>-47.98837</text:p>
          </table:table-cell>
          <table:table-cell office:value-type="float" office:value="1.297193" calcext:value-type="float">
            <text:p>1.297193</text:p>
          </table:table-cell>
          <table:table-cell office:value-type="float" office:value="1.072754" calcext:value-type="float">
            <text:p>1.072754</text:p>
          </table:table-cell>
          <table:table-cell office:value-type="float" office:value="1.297193" calcext:value-type="float">
            <text:p>1.297193</text:p>
          </table:table-cell>
          <table:table-cell office:value-type="float" office:value="0.5994892" calcext:value-type="float">
            <text:p>0.5994892</text:p>
          </table:table-cell>
          <table:table-cell office:value-type="float" office:value="0.7585516" calcext:value-type="float">
            <text:p>0.7585516</text:p>
          </table:table-cell>
          <table:table-cell office:value-type="float" office:value="0.6547149" calcext:value-type="float">
            <text:p>0.654714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50.78396" calcext:value-type="float">
            <text:p>-50.78396</text:p>
          </table:table-cell>
          <table:table-cell office:value-type="float" office:value="-50.34056" calcext:value-type="float">
            <text:p>-50.34056</text:p>
          </table:table-cell>
          <table:table-cell office:value-type="float" office:value="-50.89481" calcext:value-type="float">
            <text:p>-50.89481</text:p>
          </table:table-cell>
          <table:table-cell office:value-type="float" office:value="2.968729" calcext:value-type="float">
            <text:p>2.968729</text:p>
          </table:table-cell>
          <table:table-cell office:value-type="float" office:value="0" calcext:value-type="float">
            <text:p>0</text:p>
          </table:table-cell>
          <table:table-cell office:value-type="float" office:value="2.968729" calcext:value-type="float">
            <text:p>2.968729</text:p>
          </table:table-cell>
          <table:table-cell office:value-type="float" office:value="1.1291145" calcext:value-type="float">
            <text:p>1.1291145</text:p>
          </table:table-cell>
          <table:table-cell office:value-type="string" calcext:value-type="string">
            <text:p>NA</text:p>
          </table:table-cell>
          <table:table-cell office:value-type="float" office:value="1.2719852" calcext:value-type="float">
            <text:p>1.271985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46.85746" calcext:value-type="float">
            <text:p>-46.85746</text:p>
          </table:table-cell>
          <table:table-cell office:value-type="float" office:value="-46.35782" calcext:value-type="float">
            <text:p>-46.35782</text:p>
          </table:table-cell>
          <table:table-cell office:value-type="float" office:value="-47.024" calcext:value-type="float">
            <text:p>-47.024</text:p>
          </table:table-cell>
          <table:table-cell office:value-type="float" office:value="1.259038" calcext:value-type="float">
            <text:p>1.259038</text:p>
          </table:table-cell>
          <table:table-cell office:value-type="float" office:value="0" calcext:value-type="float">
            <text:p>0</text:p>
          </table:table-cell>
          <table:table-cell office:value-type="float" office:value="1.07318" calcext:value-type="float">
            <text:p>1.07318</text:p>
          </table:table-cell>
          <table:table-cell office:value-type="float" office:value="0.5560883" calcext:value-type="float">
            <text:p>0.5560883</text:p>
          </table:table-cell>
          <table:table-cell office:value-type="string" calcext:value-type="string">
            <text:p>NA</text:p>
          </table:table-cell>
          <table:table-cell office:value-type="float" office:value="0.5453673" calcext:value-type="float">
            <text:p>0.545367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44.36004" calcext:value-type="float">
            <text:p>-44.36004</text:p>
          </table:table-cell>
          <table:table-cell office:value-type="float" office:value="-44.43496" calcext:value-type="float">
            <text:p>-44.43496</text:p>
          </table:table-cell>
          <table:table-cell office:value-type="float" office:value="-44.32793" calcext:value-type="float">
            <text:p>-44.32793</text:p>
          </table:table-cell>
          <table:table-cell office:value-type="float" office:value="3.506402" calcext:value-type="float">
            <text:p>3.506402</text:p>
          </table:table-cell>
          <table:table-cell office:value-type="float" office:value="3.098297" calcext:value-type="float">
            <text:p>3.098297</text:p>
          </table:table-cell>
          <table:table-cell office:value-type="float" office:value="3.506402" calcext:value-type="float">
            <text:p>3.506402</text:p>
          </table:table-cell>
          <table:table-cell office:value-type="float" office:value="1.4302644" calcext:value-type="float">
            <text:p>1.4302644</text:p>
          </table:table-cell>
          <table:table-cell office:value-type="float" office:value="1.5511199" calcext:value-type="float">
            <text:p>1.5511199</text:p>
          </table:table-cell>
          <table:table-cell office:value-type="float" office:value="1.5041556" calcext:value-type="float">
            <text:p>1.504155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44.27024" calcext:value-type="float">
            <text:p>-44.27024</text:p>
          </table:table-cell>
          <table:table-cell office:value-type="float" office:value="-43.11484" calcext:value-type="float">
            <text:p>-43.11484</text:p>
          </table:table-cell>
          <table:table-cell office:value-type="float" office:value="-46.96618" calcext:value-type="float">
            <text:p>-46.96618</text:p>
          </table:table-cell>
          <table:table-cell office:value-type="float" office:value="10.940336" calcext:value-type="float">
            <text:p>10.940336</text:p>
          </table:table-cell>
          <table:table-cell office:value-type="float" office:value="5.449025" calcext:value-type="float">
            <text:p>5.449025</text:p>
          </table:table-cell>
          <table:table-cell office:value-type="float" office:value="8.148378" calcext:value-type="float">
            <text:p>8.148378</text:p>
          </table:table-cell>
          <table:table-cell office:value-type="float" office:value="3.3132728" calcext:value-type="float">
            <text:p>3.3132728</text:p>
          </table:table-cell>
          <table:table-cell office:value-type="float" office:value="2.1277319" calcext:value-type="float">
            <text:p>2.1277319</text:p>
          </table:table-cell>
          <table:table-cell office:value-type="float" office:value="4.4993098" calcext:value-type="float">
            <text:p>4.499309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48.24005" calcext:value-type="float">
            <text:p>-48.24005</text:p>
          </table:table-cell>
          <table:table-cell office:value-type="float" office:value="-48.80737" calcext:value-type="float">
            <text:p>-48.80737</text:p>
          </table:table-cell>
          <table:table-cell office:value-type="float" office:value="-47.95639" calcext:value-type="float">
            <text:p>-47.95639</text:p>
          </table:table-cell>
          <table:table-cell office:value-type="float" office:value="2.47479" calcext:value-type="float">
            <text:p>2.47479</text:p>
          </table:table-cell>
          <table:table-cell office:value-type="float" office:value="2.37737" calcext:value-type="float">
            <text:p>2.37737</text:p>
          </table:table-cell>
          <table:table-cell office:value-type="float" office:value="0.892554" calcext:value-type="float">
            <text:p>0.892554</text:p>
          </table:table-cell>
          <table:table-cell office:value-type="float" office:value="0.9167923" calcext:value-type="float">
            <text:p>0.9167923</text:p>
          </table:table-cell>
          <table:table-cell office:value-type="float" office:value="1.6810544" calcext:value-type="float">
            <text:p>1.6810544</text:p>
          </table:table-cell>
          <table:table-cell office:value-type="float" office:value="0.3701511" calcext:value-type="float">
            <text:p>0.37015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46.12683" calcext:value-type="float">
            <text:p>-46.12683</text:p>
          </table:table-cell>
          <table:table-cell office:value-type="float" office:value="-45.33212" calcext:value-type="float">
            <text:p>-45.33212</text:p>
          </table:table-cell>
          <table:table-cell office:value-type="float" office:value="-46.92153" calcext:value-type="float">
            <text:p>-46.92153</text:p>
          </table:table-cell>
          <table:table-cell office:value-type="float" office:value="3.795474" calcext:value-type="float">
            <text:p>3.795474</text:p>
          </table:table-cell>
          <table:table-cell office:value-type="float" office:value="2.553779" calcext:value-type="float">
            <text:p>2.553779</text:p>
          </table:table-cell>
          <table:table-cell office:value-type="float" office:value="2.58455" calcext:value-type="float">
            <text:p>2.58455</text:p>
          </table:table-cell>
          <table:table-cell office:value-type="float" office:value="1.4226085" calcext:value-type="float">
            <text:p>1.4226085</text:p>
          </table:table-cell>
          <table:table-cell office:value-type="float" office:value="1.1089668" calcext:value-type="float">
            <text:p>1.1089668</text:p>
          </table:table-cell>
          <table:table-cell office:value-type="float" office:value="1.3447286" calcext:value-type="float">
            <text:p>1.344728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-45.1164" calcext:value-type="float">
            <text:p>-45.1164</text:p>
          </table:table-cell>
          <table:table-cell office:value-type="float" office:value="-45.22422" calcext:value-type="float">
            <text:p>-45.22422</text:p>
          </table:table-cell>
          <table:table-cell office:value-type="float" office:value="-45.08945" calcext:value-type="float">
            <text:p>-45.08945</text:p>
          </table:table-cell>
          <table:table-cell office:value-type="float" office:value="1.050429" calcext:value-type="float">
            <text:p>1.050429</text:p>
          </table:table-cell>
          <table:table-cell office:value-type="float" office:value="0" calcext:value-type="float">
            <text:p>0</text:p>
          </table:table-cell>
          <table:table-cell office:value-type="float" office:value="1.050429" calcext:value-type="float">
            <text:p>1.050429</text:p>
          </table:table-cell>
          <table:table-cell office:value-type="float" office:value="0.5172989" calcext:value-type="float">
            <text:p>0.5172989</text:p>
          </table:table-cell>
          <table:table-cell office:value-type="string" calcext:value-type="string">
            <text:p>NA</text:p>
          </table:table-cell>
          <table:table-cell office:value-type="float" office:value="0.5932572" calcext:value-type="float">
            <text:p>0.593257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-45.95461" calcext:value-type="float">
            <text:p>-45.95461</text:p>
          </table:table-cell>
          <table:table-cell office:value-type="float" office:value="-44.12666" calcext:value-type="float">
            <text:p>-44.12666</text:p>
          </table:table-cell>
          <table:table-cell office:value-type="float" office:value="-46.05082" calcext:value-type="float">
            <text:p>-46.05082</text:p>
          </table:table-cell>
          <table:table-cell office:value-type="float" office:value="4.43404" calcext:value-type="float">
            <text:p>4.43404</text:p>
          </table:table-cell>
          <table:table-cell office:value-type="float" office:value="0" calcext:value-type="float">
            <text:p>0</text:p>
          </table:table-cell>
          <table:table-cell office:value-type="float" office:value="3.531677" calcext:value-type="float">
            <text:p>3.531677</text:p>
          </table:table-cell>
          <table:table-cell office:value-type="float" office:value="0.8539609" calcext:value-type="float">
            <text:p>0.8539609</text:p>
          </table:table-cell>
          <table:table-cell office:value-type="string" calcext:value-type="string">
            <text:p>NA</text:p>
          </table:table-cell>
          <table:table-cell office:value-type="float" office:value="0.7578646" calcext:value-type="float">
            <text:p>0.757864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-48.38157" calcext:value-type="float">
            <text:p>-48.38157</text:p>
          </table:table-cell>
          <table:table-cell office:value-type="float" office:value="-48.43927" calcext:value-type="float">
            <text:p>-48.43927</text:p>
          </table:table-cell>
          <table:table-cell office:value-type="float" office:value="-47.48714" calcext:value-type="float">
            <text:p>-47.48714</text:p>
          </table:table-cell>
          <table:table-cell office:value-type="float" office:value="2.198458" calcext:value-type="float">
            <text:p>2.198458</text:p>
          </table:table-cell>
          <table:table-cell office:value-type="float" office:value="1.716535" calcext:value-type="float">
            <text:p>1.716535</text:p>
          </table:table-cell>
          <table:table-cell office:value-type="float" office:value="1.055755" calcext:value-type="float">
            <text:p>1.055755</text:p>
          </table:table-cell>
          <table:table-cell office:value-type="float" office:value="0.4805259" calcext:value-type="float">
            <text:p>0.4805259</text:p>
          </table:table-cell>
          <table:table-cell office:value-type="float" office:value="0.4134588" calcext:value-type="float">
            <text:p>0.4134588</text:p>
          </table:table-cell>
          <table:table-cell office:value-type="float" office:value="0.7465315" calcext:value-type="float">
            <text:p>0.746531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-46.39731" calcext:value-type="float">
            <text:p>-46.39731</text:p>
          </table:table-cell>
          <table:table-cell office:value-type="float" office:value="-46.04886" calcext:value-type="float">
            <text:p>-46.04886</text:p>
          </table:table-cell>
          <table:table-cell office:value-type="float" office:value="-46.45539" calcext:value-type="float">
            <text:p>-46.45539</text:p>
          </table:table-cell>
          <table:table-cell office:value-type="float" office:value="3.293656" calcext:value-type="float">
            <text:p>3.293656</text:p>
          </table:table-cell>
          <table:table-cell office:value-type="float" office:value="0" calcext:value-type="float">
            <text:p>0</text:p>
          </table:table-cell>
          <table:table-cell office:value-type="float" office:value="3.293656" calcext:value-type="float">
            <text:p>3.293656</text:p>
          </table:table-cell>
          <table:table-cell office:value-type="float" office:value="1.0852495" calcext:value-type="float">
            <text:p>1.0852495</text:p>
          </table:table-cell>
          <table:table-cell office:value-type="string" calcext:value-type="string">
            <text:p>NA</text:p>
          </table:table-cell>
          <table:table-cell office:value-type="float" office:value="1.1768552" calcext:value-type="float">
            <text:p>1.176855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-42.95501" calcext:value-type="float">
            <text:p>-42.95501</text:p>
          </table:table-cell>
          <table:table-cell office:value-type="float" office:value="-42.45273" calcext:value-type="float">
            <text:p>-42.45273</text:p>
          </table:table-cell>
          <table:table-cell office:value-type="float" office:value="-43.092" calcext:value-type="float">
            <text:p>-43.092</text:p>
          </table:table-cell>
          <table:table-cell office:value-type="float" office:value="2.723332" calcext:value-type="float">
            <text:p>2.723332</text:p>
          </table:table-cell>
          <table:table-cell office:value-type="float" office:value="1.638403" calcext:value-type="float">
            <text:p>1.638403</text:p>
          </table:table-cell>
          <table:table-cell office:value-type="float" office:value="1.995354" calcext:value-type="float">
            <text:p>1.995354</text:p>
          </table:table-cell>
          <table:table-cell office:value-type="float" office:value="0.67355" calcext:value-type="float">
            <text:p>0.67355</text:p>
          </table:table-cell>
          <table:table-cell office:value-type="float" office:value="0.839024" calcext:value-type="float">
            <text:p>0.839024</text:p>
          </table:table-cell>
          <table:table-cell office:value-type="float" office:value="0.5938424" calcext:value-type="float">
            <text:p>0.593842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-47.04676" calcext:value-type="float">
            <text:p>-47.04676</text:p>
          </table:table-cell>
          <table:table-cell office:value-type="float" office:value="-48.31428" calcext:value-type="float">
            <text:p>-48.31428</text:p>
          </table:table-cell>
          <table:table-cell office:value-type="float" office:value="-46.62425" calcext:value-type="float">
            <text:p>-46.62425</text:p>
          </table:table-cell>
          <table:table-cell office:value-type="float" office:value="2.024718" calcext:value-type="float">
            <text:p>2.024718</text:p>
          </table:table-cell>
          <table:table-cell office:value-type="float" office:value="0" calcext:value-type="float">
            <text:p>0</text:p>
          </table:table-cell>
          <table:table-cell office:value-type="float" office:value="0.748673" calcext:value-type="float">
            <text:p>0.748673</text:p>
          </table:table-cell>
          <table:table-cell office:value-type="float" office:value="0.9003393" calcext:value-type="float">
            <text:p>0.9003393</text:p>
          </table:table-cell>
          <table:table-cell office:value-type="string" calcext:value-type="string">
            <text:p>NA</text:p>
          </table:table-cell>
          <table:table-cell office:value-type="float" office:value="0.3805829" calcext:value-type="float">
            <text:p>0.380582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-44.57882" calcext:value-type="float">
            <text:p>-44.57882</text:p>
          </table:table-cell>
          <table:table-cell office:value-type="float" office:value="-46.23429" calcext:value-type="float">
            <text:p>-46.23429</text:p>
          </table:table-cell>
          <table:table-cell office:value-type="float" office:value="-44.027" calcext:value-type="float">
            <text:p>-44.027</text:p>
          </table:table-cell>
          <table:table-cell office:value-type="float" office:value="2.90508" calcext:value-type="float">
            <text:p>2.90508</text:p>
          </table:table-cell>
          <table:table-cell office:value-type="float" office:value="0" calcext:value-type="float">
            <text:p>0</text:p>
          </table:table-cell>
          <table:table-cell office:value-type="float" office:value="1.468619" calcext:value-type="float">
            <text:p>1.468619</text:p>
          </table:table-cell>
          <table:table-cell office:value-type="float" office:value="1.2570474" calcext:value-type="float">
            <text:p>1.2570474</text:p>
          </table:table-cell>
          <table:table-cell office:value-type="string" calcext:value-type="string">
            <text:p>NA</text:p>
          </table:table-cell>
          <table:table-cell office:value-type="float" office:value="0.7370282" calcext:value-type="float">
            <text:p>0.737028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-47.53856" calcext:value-type="float">
            <text:p>-47.53856</text:p>
          </table:table-cell>
          <table:table-cell office:value-type="float" office:value="-45.6694" calcext:value-type="float">
            <text:p>-45.6694</text:p>
          </table:table-cell>
          <table:table-cell office:value-type="float" office:value="-48.00585" calcext:value-type="float">
            <text:p>-48.00585</text:p>
          </table:table-cell>
          <table:table-cell office:value-type="float" office:value="5.098002" calcext:value-type="float">
            <text:p>5.098002</text:p>
          </table:table-cell>
          <table:table-cell office:value-type="float" office:value="0" calcext:value-type="float">
            <text:p>0</text:p>
          </table:table-cell>
          <table:table-cell office:value-type="float" office:value="5.098002" calcext:value-type="float">
            <text:p>5.098002</text:p>
          </table:table-cell>
          <table:table-cell office:value-type="float" office:value="2.1078036" calcext:value-type="float">
            <text:p>2.1078036</text:p>
          </table:table-cell>
          <table:table-cell office:value-type="string" calcext:value-type="string">
            <text:p>NA</text:p>
          </table:table-cell>
          <table:table-cell office:value-type="float" office:value="2.1137762" calcext:value-type="float">
            <text:p>2.113776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-42.81734" calcext:value-type="float">
            <text:p>-42.81734</text:p>
          </table:table-cell>
          <table:table-cell office:value-type="float" office:value="-42.92852" calcext:value-type="float">
            <text:p>-42.92852</text:p>
          </table:table-cell>
          <table:table-cell office:value-type="float" office:value="-42.37261" calcext:value-type="float">
            <text:p>-42.37261</text:p>
          </table:table-cell>
          <table:table-cell office:value-type="float" office:value="1.003157" calcext:value-type="float">
            <text:p>1.003157</text:p>
          </table:table-cell>
          <table:table-cell office:value-type="float" office:value="0.90398" calcext:value-type="float">
            <text:p>0.90398</text:p>
          </table:table-cell>
          <table:table-cell office:value-type="float" office:value="0" calcext:value-type="float">
            <text:p>0</text:p>
          </table:table-cell>
          <table:table-cell office:value-type="float" office:value="0.4656066" calcext:value-type="float">
            <text:p>0.4656066</text:p>
          </table:table-cell>
          <table:table-cell office:value-type="float" office:value="0.4545808" calcext:value-type="float">
            <text:p>0.4545808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44.72361" calcext:value-type="float">
            <text:p>-44.72361</text:p>
          </table:table-cell>
          <table:table-cell office:value-type="float" office:value="-45.1512" calcext:value-type="float">
            <text:p>-45.1512</text:p>
          </table:table-cell>
          <table:table-cell office:value-type="float" office:value="-44.56813" calcext:value-type="float">
            <text:p>-44.56813</text:p>
          </table:table-cell>
          <table:table-cell office:value-type="float" office:value="4.367285" calcext:value-type="float">
            <text:p>4.367285</text:p>
          </table:table-cell>
          <table:table-cell office:value-type="float" office:value="2.720245" calcext:value-type="float">
            <text:p>2.720245</text:p>
          </table:table-cell>
          <table:table-cell office:value-type="float" office:value="3.171021" calcext:value-type="float">
            <text:p>3.171021</text:p>
          </table:table-cell>
          <table:table-cell office:value-type="float" office:value="1.0792269" calcext:value-type="float">
            <text:p>1.0792269</text:p>
          </table:table-cell>
          <table:table-cell office:value-type="float" office:value="1.1875222" calcext:value-type="float">
            <text:p>1.1875222</text:p>
          </table:table-cell>
          <table:table-cell office:value-type="float" office:value="1.0525367" calcext:value-type="float">
            <text:p>1.052536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-42.35117" calcext:value-type="float">
            <text:p>-42.35117</text:p>
          </table:table-cell>
          <table:table-cell office:value-type="float" office:value="-41.97998" calcext:value-type="float">
            <text:p>-41.97998</text:p>
          </table:table-cell>
          <table:table-cell office:value-type="float" office:value="-42.62957" calcext:value-type="float">
            <text:p>-42.62957</text:p>
          </table:table-cell>
          <table:table-cell table:number-columns-repeated="2" office:value-type="float" office:value="4.042282" calcext:value-type="float">
            <text:p>4.042282</text:p>
          </table:table-cell>
          <table:table-cell office:value-type="float" office:value="0.921621" calcext:value-type="float">
            <text:p>0.921621</text:p>
          </table:table-cell>
          <table:table-cell office:value-type="float" office:value="1.2578985" calcext:value-type="float">
            <text:p>1.2578985</text:p>
          </table:table-cell>
          <table:table-cell office:value-type="float" office:value="2.037402" calcext:value-type="float">
            <text:p>2.037402</text:p>
          </table:table-cell>
          <table:table-cell office:value-type="float" office:value="0.3951617" calcext:value-type="float">
            <text:p>0.395161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-44.08819" calcext:value-type="float">
            <text:p>-44.08819</text:p>
          </table:table-cell>
          <table:table-cell office:value-type="float" office:value="-42.39104" calcext:value-type="float">
            <text:p>-42.39104</text:p>
          </table:table-cell>
          <table:table-cell office:value-type="float" office:value="-45.36106" calcext:value-type="float">
            <text:p>-45.36106</text:p>
          </table:table-cell>
          <table:table-cell office:value-type="float" office:value="8.54651" calcext:value-type="float">
            <text:p>8.54651</text:p>
          </table:table-cell>
          <table:table-cell office:value-type="float" office:value="3.23167" calcext:value-type="float">
            <text:p>3.23167</text:p>
          </table:table-cell>
          <table:table-cell office:value-type="float" office:value="6.609385" calcext:value-type="float">
            <text:p>6.609385</text:p>
          </table:table-cell>
          <table:table-cell office:value-type="float" office:value="2.7942486" calcext:value-type="float">
            <text:p>2.7942486</text:p>
          </table:table-cell>
          <table:table-cell office:value-type="float" office:value="1.6165708" calcext:value-type="float">
            <text:p>1.6165708</text:p>
          </table:table-cell>
          <table:table-cell office:value-type="float" office:value="2.9720135" calcext:value-type="float">
            <text:p>2.972013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-47.20342" calcext:value-type="float">
            <text:p>-47.20342</text:p>
          </table:table-cell>
          <table:table-cell office:value-type="float" office:value="-44.61505" calcext:value-type="float">
            <text:p>-44.61505</text:p>
          </table:table-cell>
          <table:table-cell office:value-type="float" office:value="-48.06622" calcext:value-type="float">
            <text:p>-48.06622</text:p>
          </table:table-cell>
          <table:table-cell office:value-type="float" office:value="4.448644" calcext:value-type="float">
            <text:p>4.448644</text:p>
          </table:table-cell>
          <table:table-cell office:value-type="float" office:value="0" calcext:value-type="float">
            <text:p>0</text:p>
          </table:table-cell>
          <table:table-cell office:value-type="float" office:value="2.60727" calcext:value-type="float">
            <text:p>2.60727</text:p>
          </table:table-cell>
          <table:table-cell office:value-type="float" office:value="2.0731826" calcext:value-type="float">
            <text:p>2.0731826</text:p>
          </table:table-cell>
          <table:table-cell office:value-type="string" calcext:value-type="string">
            <text:p>NA</text:p>
          </table:table-cell>
          <table:table-cell office:value-type="float" office:value="1.4073614" calcext:value-type="float">
            <text:p>1.407361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-44.94924" calcext:value-type="float">
            <text:p>-44.94924</text:p>
          </table:table-cell>
          <table:table-cell office:value-type="float" office:value="-43.74434" calcext:value-type="float">
            <text:p>-43.74434</text:p>
          </table:table-cell>
          <table:table-cell office:value-type="float" office:value="-45.35087" calcext:value-type="float">
            <text:p>-45.35087</text:p>
          </table:table-cell>
          <table:table-cell office:value-type="float" office:value="4.552725" calcext:value-type="float">
            <text:p>4.552725</text:p>
          </table:table-cell>
          <table:table-cell office:value-type="float" office:value="0.721846" calcext:value-type="float">
            <text:p>0.721846</text:p>
          </table:table-cell>
          <table:table-cell office:value-type="float" office:value="4.552725" calcext:value-type="float">
            <text:p>4.552725</text:p>
          </table:table-cell>
          <table:table-cell office:value-type="float" office:value="1.8854439" calcext:value-type="float">
            <text:p>1.8854439</text:p>
          </table:table-cell>
          <table:table-cell office:value-type="float" office:value="0.5104222" calcext:value-type="float">
            <text:p>0.5104222</text:p>
          </table:table-cell>
          <table:table-cell office:value-type="float" office:value="2.0372703" calcext:value-type="float">
            <text:p>2.037270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-45.32082" calcext:value-type="float">
            <text:p>-45.32082</text:p>
          </table:table-cell>
          <table:table-cell office:value-type="float" office:value="-44.31441" calcext:value-type="float">
            <text:p>-44.31441</text:p>
          </table:table-cell>
          <table:table-cell office:value-type="float" office:value="-46.32723" calcext:value-type="float">
            <text:p>-46.32723</text:p>
          </table:table-cell>
          <table:table-cell office:value-type="float" office:value="3.918365" calcext:value-type="float">
            <text:p>3.918365</text:p>
          </table:table-cell>
          <table:table-cell office:value-type="float" office:value="1.392756" calcext:value-type="float">
            <text:p>1.392756</text:p>
          </table:table-cell>
          <table:table-cell office:value-type="float" office:value="2.418345" calcext:value-type="float">
            <text:p>2.418345</text:p>
          </table:table-cell>
          <table:table-cell office:value-type="float" office:value="1.6274216" calcext:value-type="float">
            <text:p>1.6274216</text:p>
          </table:table-cell>
          <table:table-cell office:value-type="float" office:value="0.9848272" calcext:value-type="float">
            <text:p>0.9848272</text:p>
          </table:table-cell>
          <table:table-cell office:value-type="float" office:value="1.7100281" calcext:value-type="float">
            <text:p>1.710028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-48.79216" calcext:value-type="float">
            <text:p>-48.79216</text:p>
          </table:table-cell>
          <table:table-cell office:value-type="float" office:value="-49.26647" calcext:value-type="float">
            <text:p>-49.26647</text:p>
          </table:table-cell>
          <table:table-cell office:value-type="float" office:value="-48.71311" calcext:value-type="float">
            <text:p>-48.71311</text:p>
          </table:table-cell>
          <table:table-cell office:value-type="float" office:value="1.66727" calcext:value-type="float">
            <text:p>1.66727</text:p>
          </table:table-cell>
          <table:table-cell office:value-type="float" office:value="0" calcext:value-type="float">
            <text:p>0</text:p>
          </table:table-cell>
          <table:table-cell office:value-type="float" office:value="1.66727" calcext:value-type="float">
            <text:p>1.66727</text:p>
          </table:table-cell>
          <table:table-cell office:value-type="float" office:value="0.6679725" calcext:value-type="float">
            <text:p>0.6679725</text:p>
          </table:table-cell>
          <table:table-cell office:value-type="string" calcext:value-type="string">
            <text:p>NA</text:p>
          </table:table-cell>
          <table:table-cell office:value-type="float" office:value="0.6949336" calcext:value-type="float">
            <text:p>0.694933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-46.35405" calcext:value-type="float">
            <text:p>-46.35405</text:p>
          </table:table-cell>
          <table:table-cell office:value-type="float" office:value="-44.09359" calcext:value-type="float">
            <text:p>-44.09359</text:p>
          </table:table-cell>
          <table:table-cell office:value-type="float" office:value="-47.10754" calcext:value-type="float">
            <text:p>-47.10754</text:p>
          </table:table-cell>
          <table:table-cell office:value-type="float" office:value="4.371957" calcext:value-type="float">
            <text:p>4.371957</text:p>
          </table:table-cell>
          <table:table-cell office:value-type="float" office:value="0" calcext:value-type="float">
            <text:p>0</text:p>
          </table:table-cell>
          <table:table-cell office:value-type="float" office:value="2.439341" calcext:value-type="float">
            <text:p>2.439341</text:p>
          </table:table-cell>
          <table:table-cell office:value-type="float" office:value="1.8168591" calcext:value-type="float">
            <text:p>1.8168591</text:p>
          </table:table-cell>
          <table:table-cell office:value-type="string" calcext:value-type="string">
            <text:p>NA</text:p>
          </table:table-cell>
          <table:table-cell office:value-type="float" office:value="1.2429836" calcext:value-type="float">
            <text:p>1.242983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-40.74913" calcext:value-type="float">
            <text:p>-40.74913</text:p>
          </table:table-cell>
          <table:table-cell office:value-type="float" office:value="-41.44787" calcext:value-type="float">
            <text:p>-41.44787</text:p>
          </table:table-cell>
          <table:table-cell office:value-type="float" office:value="-40.51622" calcext:value-type="float">
            <text:p>-40.51622</text:p>
          </table:table-cell>
          <table:table-cell office:value-type="float" office:value="1.367615" calcext:value-type="float">
            <text:p>1.367615</text:p>
          </table:table-cell>
          <table:table-cell office:value-type="float" office:value="0" calcext:value-type="float">
            <text:p>0</text:p>
          </table:table-cell>
          <table:table-cell office:value-type="float" office:value="1.142307" calcext:value-type="float">
            <text:p>1.142307</text:p>
          </table:table-cell>
          <table:table-cell office:value-type="float" office:value="0.6863116" calcext:value-type="float">
            <text:p>0.6863116</text:p>
          </table:table-cell>
          <table:table-cell office:value-type="string" calcext:value-type="string">
            <text:p>NA</text:p>
          </table:table-cell>
          <table:table-cell office:value-type="float" office:value="0.6172886" calcext:value-type="float">
            <text:p>0.617288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-45.5405" calcext:value-type="float">
            <text:p>-45.5405</text:p>
          </table:table-cell>
          <table:table-cell office:value-type="float" office:value="-44.81053" calcext:value-type="float">
            <text:p>-44.81053</text:p>
          </table:table-cell>
          <table:table-cell office:value-type="float" office:value="-45.66217" calcext:value-type="float">
            <text:p>-45.66217</text:p>
          </table:table-cell>
          <table:table-cell office:value-type="float" office:value="4.296886" calcext:value-type="float">
            <text:p>4.296886</text:p>
          </table:table-cell>
          <table:table-cell office:value-type="float" office:value="0" calcext:value-type="float">
            <text:p>0</text:p>
          </table:table-cell>
          <table:table-cell office:value-type="float" office:value="4.296886" calcext:value-type="float">
            <text:p>4.296886</text:p>
          </table:table-cell>
          <table:table-cell office:value-type="float" office:value="1.7302306" calcext:value-type="float">
            <text:p>1.7302306</text:p>
          </table:table-cell>
          <table:table-cell office:value-type="string" calcext:value-type="string">
            <text:p>NA</text:p>
          </table:table-cell>
          <table:table-cell office:value-type="float" office:value="1.8622848" calcext:value-type="float">
            <text:p>1.862284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-44.61245" calcext:value-type="float">
            <text:p>-44.61245</text:p>
          </table:table-cell>
          <table:table-cell office:value-type="float" office:value="-42.0884" calcext:value-type="float">
            <text:p>-42.0884</text:p>
          </table:table-cell>
          <table:table-cell office:value-type="float" office:value="-45.62207" calcext:value-type="float">
            <text:p>-45.62207</text:p>
          </table:table-cell>
          <table:table-cell office:value-type="float" office:value="6.077366" calcext:value-type="float">
            <text:p>6.077366</text:p>
          </table:table-cell>
          <table:table-cell office:value-type="float" office:value="3.31239" calcext:value-type="float">
            <text:p>3.31239</text:p>
          </table:table-cell>
          <table:table-cell office:value-type="float" office:value="3.552779" calcext:value-type="float">
            <text:p>3.552779</text:p>
          </table:table-cell>
          <table:table-cell office:value-type="float" office:value="2.3239004" calcext:value-type="float">
            <text:p>2.3239004</text:p>
          </table:table-cell>
          <table:table-cell office:value-type="float" office:value="2.3422134" calcext:value-type="float">
            <text:p>2.3422134</text:p>
          </table:table-cell>
          <table:table-cell office:value-type="float" office:value="1.5065537" calcext:value-type="float">
            <text:p>1.506553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-42.19895" calcext:value-type="float">
            <text:p>-42.19895</text:p>
          </table:table-cell>
          <table:table-cell office:value-type="float" office:value="-42.05028" calcext:value-type="float">
            <text:p>-42.05028</text:p>
          </table:table-cell>
          <table:table-cell office:value-type="float" office:value="-42.34761" calcext:value-type="float">
            <text:p>-42.34761</text:p>
          </table:table-cell>
          <table:table-cell office:value-type="float" office:value="0.903666" calcext:value-type="float">
            <text:p>0.903666</text:p>
          </table:table-cell>
          <table:table-cell office:value-type="float" office:value="0.475064" calcext:value-type="float">
            <text:p>0.475064</text:p>
          </table:table-cell>
          <table:table-cell office:value-type="float" office:value="0.737612" calcext:value-type="float">
            <text:p>0.737612</text:p>
          </table:table-cell>
          <table:table-cell office:value-type="float" office:value="0.3971912" calcext:value-type="float">
            <text:p>0.3971912</text:p>
          </table:table-cell>
          <table:table-cell office:value-type="float" office:value="0.335921" calcext:value-type="float">
            <text:p>0.335921</text:p>
          </table:table-cell>
          <table:table-cell office:value-type="float" office:value="0.5215704" calcext:value-type="float">
            <text:p>0.521570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-45.64351" calcext:value-type="float">
            <text:p>-45.64351</text:p>
          </table:table-cell>
          <table:table-cell office:value-type="float" office:value="-43.51115" calcext:value-type="float">
            <text:p>-43.51115</text:p>
          </table:table-cell>
          <table:table-cell office:value-type="float" office:value="-46.3543" calcext:value-type="float">
            <text:p>-46.3543</text:p>
          </table:table-cell>
          <table:table-cell office:value-type="float" office:value="7.740125" calcext:value-type="float">
            <text:p>7.740125</text:p>
          </table:table-cell>
          <table:table-cell office:value-type="float" office:value="0" calcext:value-type="float">
            <text:p>0</text:p>
          </table:table-cell>
          <table:table-cell office:value-type="float" office:value="7.38071" calcext:value-type="float">
            <text:p>7.38071</text:p>
          </table:table-cell>
          <table:table-cell office:value-type="float" office:value="3.743246" calcext:value-type="float">
            <text:p>3.743246</text:p>
          </table:table-cell>
          <table:table-cell office:value-type="string" calcext:value-type="string">
            <text:p>NA</text:p>
          </table:table-cell>
          <table:table-cell office:value-type="float" office:value="4.2410524" calcext:value-type="float">
            <text:p>4.241052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-44.36808" calcext:value-type="float">
            <text:p>-44.36808</text:p>
          </table:table-cell>
          <table:table-cell office:value-type="float" office:value="-45.12401" calcext:value-type="float">
            <text:p>-45.12401</text:p>
          </table:table-cell>
          <table:table-cell office:value-type="float" office:value="-44.1161" calcext:value-type="float">
            <text:p>-44.1161</text:p>
          </table:table-cell>
          <table:table-cell office:value-type="float" office:value="4.262727" calcext:value-type="float">
            <text:p>4.262727</text:p>
          </table:table-cell>
          <table:table-cell office:value-type="float" office:value="3.972394" calcext:value-type="float">
            <text:p>3.972394</text:p>
          </table:table-cell>
          <table:table-cell office:value-type="float" office:value="3.956863" calcext:value-type="float">
            <text:p>3.956863</text:p>
          </table:table-cell>
          <table:table-cell office:value-type="float" office:value="1.3214668" calcext:value-type="float">
            <text:p>1.3214668</text:p>
          </table:table-cell>
          <table:table-cell office:value-type="float" office:value="1.4668101" calcext:value-type="float">
            <text:p>1.4668101</text:p>
          </table:table-cell>
          <table:table-cell office:value-type="float" office:value="1.21783" calcext:value-type="float">
            <text:p>1.2178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-42.05329" calcext:value-type="float">
            <text:p>-42.05329</text:p>
          </table:table-cell>
          <table:table-cell office:value-type="float" office:value="-39.44893" calcext:value-type="float">
            <text:p>-39.44893</text:p>
          </table:table-cell>
          <table:table-cell office:value-type="float" office:value="-44.65764" calcext:value-type="float">
            <text:p>-44.65764</text:p>
          </table:table-cell>
          <table:table-cell office:value-type="float" office:value="6.074268" calcext:value-type="float">
            <text:p>6.074268</text:p>
          </table:table-cell>
          <table:table-cell office:value-type="float" office:value="0.170962" calcext:value-type="float">
            <text:p>0.170962</text:p>
          </table:table-cell>
          <table:table-cell office:value-type="float" office:value="1.560169" calcext:value-type="float">
            <text:p>1.560169</text:p>
          </table:table-cell>
          <table:table-cell office:value-type="float" office:value="3.0747498" calcext:value-type="float">
            <text:p>3.0747498</text:p>
          </table:table-cell>
          <table:table-cell office:value-type="float" office:value="0.1208884" calcext:value-type="float">
            <text:p>0.1208884</text:p>
          </table:table-cell>
          <table:table-cell office:value-type="float" office:value="1.1032061" calcext:value-type="float">
            <text:p>1.103206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-40.50448" calcext:value-type="float">
            <text:p>-40.50448</text:p>
          </table:table-cell>
          <table:table-cell office:value-type="float" office:value="-39.60475" calcext:value-type="float">
            <text:p>-39.60475</text:p>
          </table:table-cell>
          <table:table-cell office:value-type="float" office:value="-41.85407" calcext:value-type="float">
            <text:p>-41.85407</text:p>
          </table:table-cell>
          <table:table-cell office:value-type="float" office:value="8.362036" calcext:value-type="float">
            <text:p>8.362036</text:p>
          </table:table-cell>
          <table:table-cell office:value-type="float" office:value="7.654884" calcext:value-type="float">
            <text:p>7.654884</text:p>
          </table:table-cell>
          <table:table-cell office:value-type="float" office:value="6.819433" calcext:value-type="float">
            <text:p>6.819433</text:p>
          </table:table-cell>
          <table:table-cell office:value-type="float" office:value="4.0684333" calcext:value-type="float">
            <text:p>4.0684333</text:p>
          </table:table-cell>
          <table:table-cell office:value-type="float" office:value="4.294468" calcext:value-type="float">
            <text:p>4.294468</text:p>
          </table:table-cell>
          <table:table-cell office:value-type="float" office:value="4.8220673" calcext:value-type="float">
            <text:p>4.822067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-47.62677" calcext:value-type="float">
            <text:p>-47.62677</text:p>
          </table:table-cell>
          <table:table-cell office:value-type="float" office:value="-47.64169" calcext:value-type="float">
            <text:p>-47.64169</text:p>
          </table:table-cell>
          <table:table-cell office:value-type="float" office:value="-47.6218" calcext:value-type="float">
            <text:p>-47.6218</text:p>
          </table:table-cell>
          <table:table-cell office:value-type="float" office:value="0.512255" calcext:value-type="float">
            <text:p>0.512255</text:p>
          </table:table-cell>
          <table:table-cell office:value-type="float" office:value="0" calcext:value-type="float">
            <text:p>0</text:p>
          </table:table-cell>
          <table:table-cell office:value-type="float" office:value="0.512255" calcext:value-type="float">
            <text:p>0.512255</text:p>
          </table:table-cell>
          <table:table-cell office:value-type="float" office:value="0.22594" calcext:value-type="float">
            <text:p>0.22594</text:p>
          </table:table-cell>
          <table:table-cell office:value-type="string" calcext:value-type="string">
            <text:p>NA</text:p>
          </table:table-cell>
          <table:table-cell office:value-type="float" office:value="0.2764507" calcext:value-type="float">
            <text:p>0.276450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-40.31082" calcext:value-type="float">
            <text:p>-40.31082</text:p>
          </table:table-cell>
          <table:table-cell office:value-type="float" office:value="-43.78645" calcext:value-type="float">
            <text:p>-43.78645</text:p>
          </table:table-cell>
          <table:table-cell office:value-type="float" office:value="-39.15227" calcext:value-type="float">
            <text:p>-39.15227</text:p>
          </table:table-cell>
          <table:table-cell office:value-type="float" office:value="5.262697" calcext:value-type="float">
            <text:p>5.262697</text:p>
          </table:table-cell>
          <table:table-cell office:value-type="float" office:value="0" calcext:value-type="float">
            <text:p>0</text:p>
          </table:table-cell>
          <table:table-cell office:value-type="float" office:value="1.215623" calcext:value-type="float">
            <text:p>1.215623</text:p>
          </table:table-cell>
          <table:table-cell office:value-type="float" office:value="2.3698178" calcext:value-type="float">
            <text:p>2.3698178</text:p>
          </table:table-cell>
          <table:table-cell office:value-type="string" calcext:value-type="string">
            <text:p>NA</text:p>
          </table:table-cell>
          <table:table-cell office:value-type="float" office:value="0.6088694" calcext:value-type="float">
            <text:p>0.608869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-47.7363" calcext:value-type="float">
            <text:p>-47.7363</text:p>
          </table:table-cell>
          <table:table-cell office:value-type="float" office:value="-43.64212" calcext:value-type="float">
            <text:p>-43.64212</text:p>
          </table:table-cell>
          <table:table-cell office:value-type="float" office:value="-48.75985" calcext:value-type="float">
            <text:p>-48.75985</text:p>
          </table:table-cell>
          <table:table-cell office:value-type="float" office:value="7.758262" calcext:value-type="float">
            <text:p>7.758262</text:p>
          </table:table-cell>
          <table:table-cell office:value-type="float" office:value="0" calcext:value-type="float">
            <text:p>0</text:p>
          </table:table-cell>
          <table:table-cell office:value-type="float" office:value="4.94848" calcext:value-type="float">
            <text:p>4.94848</text:p>
          </table:table-cell>
          <table:table-cell office:value-type="float" office:value="3.1301737" calcext:value-type="float">
            <text:p>3.1301737</text:p>
          </table:table-cell>
          <table:table-cell office:value-type="string" calcext:value-type="string">
            <text:p>NA</text:p>
          </table:table-cell>
          <table:table-cell office:value-type="float" office:value="2.4657009" calcext:value-type="float">
            <text:p>2.465700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-46.90014" calcext:value-type="float">
            <text:p>-46.90014</text:p>
          </table:table-cell>
          <table:table-cell office:value-type="float" office:value="-45.19992" calcext:value-type="float">
            <text:p>-45.19992</text:p>
          </table:table-cell>
          <table:table-cell office:value-type="float" office:value="-47.58023" calcext:value-type="float">
            <text:p>-47.58023</text:p>
          </table:table-cell>
          <table:table-cell office:value-type="float" office:value="7.554617" calcext:value-type="float">
            <text:p>7.554617</text:p>
          </table:table-cell>
          <table:table-cell office:value-type="float" office:value="5.165984" calcext:value-type="float">
            <text:p>5.165984</text:p>
          </table:table-cell>
          <table:table-cell office:value-type="float" office:value="5.50372" calcext:value-type="float">
            <text:p>5.50372</text:p>
          </table:table-cell>
          <table:table-cell office:value-type="float" office:value="2.4991428" calcext:value-type="float">
            <text:p>2.4991428</text:p>
          </table:table-cell>
          <table:table-cell office:value-type="float" office:value="3.6529023" calcext:value-type="float">
            <text:p>3.6529023</text:p>
          </table:table-cell>
          <table:table-cell office:value-type="float" office:value="2.0022787" calcext:value-type="float">
            <text:p>2.002278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-44.21646" calcext:value-type="float">
            <text:p>-44.21646</text:p>
          </table:table-cell>
          <table:table-cell office:value-type="float" office:value="-45.05236" calcext:value-type="float">
            <text:p>-45.05236</text:p>
          </table:table-cell>
          <table:table-cell office:value-type="float" office:value="-43.91249" calcext:value-type="float">
            <text:p>-43.91249</text:p>
          </table:table-cell>
          <table:table-cell office:value-type="float" office:value="4.110692" calcext:value-type="float">
            <text:p>4.110692</text:p>
          </table:table-cell>
          <table:table-cell office:value-type="float" office:value="3.972394" calcext:value-type="float">
            <text:p>3.972394</text:p>
          </table:table-cell>
          <table:table-cell office:value-type="float" office:value="3.804828" calcext:value-type="float">
            <text:p>3.804828</text:p>
          </table:table-cell>
          <table:table-cell office:value-type="float" office:value="1.3011443" calcext:value-type="float">
            <text:p>1.3011443</text:p>
          </table:table-cell>
          <table:table-cell office:value-type="float" office:value="1.6835923" calcext:value-type="float">
            <text:p>1.6835923</text:p>
          </table:table-cell>
          <table:table-cell office:value-type="float" office:value="1.067098" calcext:value-type="float">
            <text:p>1.06709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-47.95079" calcext:value-type="float">
            <text:p>-47.95079</text:p>
          </table:table-cell>
          <table:table-cell office:value-type="float" office:value="-48.10786" calcext:value-type="float">
            <text:p>-48.10786</text:p>
          </table:table-cell>
          <table:table-cell office:value-type="float" office:value="-47.92461" calcext:value-type="float">
            <text:p>-47.92461</text:p>
          </table:table-cell>
          <table:table-cell office:value-type="float" office:value="2.051094" calcext:value-type="float">
            <text:p>2.051094</text:p>
          </table:table-cell>
          <table:table-cell office:value-type="float" office:value="0.044338" calcext:value-type="float">
            <text:p>0.044338</text:p>
          </table:table-cell>
          <table:table-cell office:value-type="float" office:value="2.051094" calcext:value-type="float">
            <text:p>2.051094</text:p>
          </table:table-cell>
          <table:table-cell office:value-type="float" office:value="0.5859999" calcext:value-type="float">
            <text:p>0.5859999</text:p>
          </table:table-cell>
          <table:table-cell office:value-type="float" office:value="0.0313517" calcext:value-type="float">
            <text:p>0.0313517</text:p>
          </table:table-cell>
          <table:table-cell office:value-type="float" office:value="0.6328579" calcext:value-type="float">
            <text:p>0.632857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-46.54823" calcext:value-type="float">
            <text:p>-46.54823</text:p>
          </table:table-cell>
          <table:table-cell office:value-type="float" office:value="-45.94102" calcext:value-type="float">
            <text:p>-45.94102</text:p>
          </table:table-cell>
          <table:table-cell office:value-type="float" office:value="-46.66967" calcext:value-type="float">
            <text:p>-46.66967</text:p>
          </table:table-cell>
          <table:table-cell office:value-type="float" office:value="1.501983" calcext:value-type="float">
            <text:p>1.501983</text:p>
          </table:table-cell>
          <table:table-cell office:value-type="float" office:value="0" calcext:value-type="float">
            <text:p>0</text:p>
          </table:table-cell>
          <table:table-cell office:value-type="float" office:value="1.388423" calcext:value-type="float">
            <text:p>1.388423</text:p>
          </table:table-cell>
          <table:table-cell office:value-type="float" office:value="0.5723703" calcext:value-type="float">
            <text:p>0.5723703</text:p>
          </table:table-cell>
          <table:table-cell office:value-type="string" calcext:value-type="string">
            <text:p>NA</text:p>
          </table:table-cell>
          <table:table-cell office:value-type="float" office:value="0.5467167" calcext:value-type="float">
            <text:p>0.546716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-50.99752" calcext:value-type="float">
            <text:p>-50.99752</text:p>
          </table:table-cell>
          <table:table-cell office:value-type="float" office:value="-50.67624" calcext:value-type="float">
            <text:p>-50.67624</text:p>
          </table:table-cell>
          <table:table-cell office:value-type="float" office:value="-51.3188" calcext:value-type="float">
            <text:p>-51.3188</text:p>
          </table:table-cell>
          <table:table-cell office:value-type="float" office:value="1.627187" calcext:value-type="float">
            <text:p>1.627187</text:p>
          </table:table-cell>
          <table:table-cell office:value-type="float" office:value="0.664953" calcext:value-type="float">
            <text:p>0.664953</text:p>
          </table:table-cell>
          <table:table-cell office:value-type="float" office:value="1.304317" calcext:value-type="float">
            <text:p>1.304317</text:p>
          </table:table-cell>
          <table:table-cell office:value-type="float" office:value="0.7034619" calcext:value-type="float">
            <text:p>0.7034619</text:p>
          </table:table-cell>
          <table:table-cell office:value-type="float" office:value="0.4701928" calcext:value-type="float">
            <text:p>0.4701928</text:p>
          </table:table-cell>
          <table:table-cell office:value-type="float" office:value="0.9222914" calcext:value-type="float">
            <text:p>0.922291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-44.12559" calcext:value-type="float">
            <text:p>-44.12559</text:p>
          </table:table-cell>
          <table:table-cell office:value-type="float" office:value="-42.97726" calcext:value-type="float">
            <text:p>-42.97726</text:p>
          </table:table-cell>
          <table:table-cell office:value-type="float" office:value="-44.50837" calcext:value-type="float">
            <text:p>-44.50837</text:p>
          </table:table-cell>
          <table:table-cell office:value-type="float" office:value="1.808345" calcext:value-type="float">
            <text:p>1.808345</text:p>
          </table:table-cell>
          <table:table-cell office:value-type="float" office:value="0" calcext:value-type="float">
            <text:p>0</text:p>
          </table:table-cell>
          <table:table-cell office:value-type="float" office:value="0.67776" calcext:value-type="float">
            <text:p>0.67776</text:p>
          </table:table-cell>
          <table:table-cell office:value-type="float" office:value="0.8186776" calcext:value-type="float">
            <text:p>0.8186776</text:p>
          </table:table-cell>
          <table:table-cell office:value-type="string" calcext:value-type="string">
            <text:p>NA</text:p>
          </table:table-cell>
          <table:table-cell office:value-type="float" office:value="0.355302" calcext:value-type="float">
            <text:p>0.35530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-47.28586" calcext:value-type="float">
            <text:p>-47.28586</text:p>
          </table:table-cell>
          <table:table-cell office:value-type="float" office:value="-46.95278" calcext:value-type="float">
            <text:p>-46.95278</text:p>
          </table:table-cell>
          <table:table-cell office:value-type="float" office:value="-48.2851" calcext:value-type="float">
            <text:p>-48.2851</text:p>
          </table:table-cell>
          <table:table-cell table:number-columns-repeated="2" office:value-type="float" office:value="3.228181" calcext:value-type="float">
            <text:p>3.228181</text:p>
          </table:table-cell>
          <table:table-cell office:value-type="float" office:value="0" calcext:value-type="float">
            <text:p>0</text:p>
          </table:table-cell>
          <table:table-cell office:value-type="float" office:value="1.5909536" calcext:value-type="float">
            <text:p>1.5909536</text:p>
          </table:table-cell>
          <table:table-cell office:value-type="float" office:value="1.7694774" calcext:value-type="float">
            <text:p>1.7694774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-48.97991" calcext:value-type="float">
            <text:p>-48.97991</text:p>
          </table:table-cell>
          <table:table-cell office:value-type="float" office:value="-50.89005" calcext:value-type="float">
            <text:p>-50.89005</text:p>
          </table:table-cell>
          <table:table-cell office:value-type="float" office:value="-47.06976" calcext:value-type="float">
            <text:p>-47.06976</text:p>
          </table:table-cell>
          <table:table-cell office:value-type="float" office:value="8.290868" calcext:value-type="float">
            <text:p>8.290868</text:p>
          </table:table-cell>
          <table:table-cell office:value-type="float" office:value="4.464288" calcext:value-type="float">
            <text:p>4.464288</text:p>
          </table:table-cell>
          <table:table-cell office:value-type="float" office:value="4.476863" calcext:value-type="float">
            <text:p>4.476863</text:p>
          </table:table-cell>
          <table:table-cell office:value-type="float" office:value="3.3951298" calcext:value-type="float">
            <text:p>3.3951298</text:p>
          </table:table-cell>
          <table:table-cell office:value-type="float" office:value="3.1567283" calcext:value-type="float">
            <text:p>3.1567283</text:p>
          </table:table-cell>
          <table:table-cell office:value-type="float" office:value="3.1656202" calcext:value-type="float">
            <text:p>3.165620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-48.2324" calcext:value-type="float">
            <text:p>-48.2324</text:p>
          </table:table-cell>
          <table:table-cell office:value-type="float" office:value="-48.26859" calcext:value-type="float">
            <text:p>-48.26859</text:p>
          </table:table-cell>
          <table:table-cell office:value-type="float" office:value="-48.16003" calcext:value-type="float">
            <text:p>-48.16003</text:p>
          </table:table-cell>
          <table:table-cell office:value-type="float" office:value="3.409705" calcext:value-type="float">
            <text:p>3.409705</text:p>
          </table:table-cell>
          <table:table-cell office:value-type="float" office:value="2.834467" calcext:value-type="float">
            <text:p>2.834467</text:p>
          </table:table-cell>
          <table:table-cell office:value-type="float" office:value="3.002781" calcext:value-type="float">
            <text:p>3.002781</text:p>
          </table:table-cell>
          <table:table-cell office:value-type="float" office:value="1.3750913" calcext:value-type="float">
            <text:p>1.3750913</text:p>
          </table:table-cell>
          <table:table-cell office:value-type="float" office:value="1.2819672" calcext:value-type="float">
            <text:p>1.2819672</text:p>
          </table:table-cell>
          <table:table-cell office:value-type="float" office:value="2.1232868" calcext:value-type="float">
            <text:p>2.123286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-44.28034" calcext:value-type="float">
            <text:p>-44.28034</text:p>
          </table:table-cell>
          <table:table-cell office:value-type="float" office:value="-43.73495" calcext:value-type="float">
            <text:p>-43.73495</text:p>
          </table:table-cell>
          <table:table-cell office:value-type="float" office:value="-44.46214" calcext:value-type="float">
            <text:p>-44.46214</text:p>
          </table:table-cell>
          <table:table-cell office:value-type="float" office:value="1.953091" calcext:value-type="float">
            <text:p>1.953091</text:p>
          </table:table-cell>
          <table:table-cell office:value-type="float" office:value="0" calcext:value-type="float">
            <text:p>0</text:p>
          </table:table-cell>
          <table:table-cell office:value-type="float" office:value="1.953091" calcext:value-type="float">
            <text:p>1.953091</text:p>
          </table:table-cell>
          <table:table-cell office:value-type="float" office:value="0.8879353" calcext:value-type="float">
            <text:p>0.8879353</text:p>
          </table:table-cell>
          <table:table-cell office:value-type="string" calcext:value-type="string">
            <text:p>NA</text:p>
          </table:table-cell>
          <table:table-cell office:value-type="float" office:value="0.9921412" calcext:value-type="float">
            <text:p>0.992141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-44.08829" calcext:value-type="float">
            <text:p>-44.08829</text:p>
          </table:table-cell>
          <table:table-cell office:value-type="float" office:value="-43.14501" calcext:value-type="float">
            <text:p>-43.14501</text:p>
          </table:table-cell>
          <table:table-cell office:value-type="float" office:value="-44.24551" calcext:value-type="float">
            <text:p>-44.24551</text:p>
          </table:table-cell>
          <table:table-cell office:value-type="float" office:value="4.669678" calcext:value-type="float">
            <text:p>4.669678</text:p>
          </table:table-cell>
          <table:table-cell office:value-type="float" office:value="0" calcext:value-type="float">
            <text:p>0</text:p>
          </table:table-cell>
          <table:table-cell office:value-type="float" office:value="4.669678" calcext:value-type="float">
            <text:p>4.669678</text:p>
          </table:table-cell>
          <table:table-cell office:value-type="float" office:value="1.4599521" calcext:value-type="float">
            <text:p>1.4599521</text:p>
          </table:table-cell>
          <table:table-cell office:value-type="string" calcext:value-type="string">
            <text:p>NA</text:p>
          </table:table-cell>
          <table:table-cell office:value-type="float" office:value="1.5330156" calcext:value-type="float">
            <text:p>1.533015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-44.08161" calcext:value-type="float">
            <text:p>-44.08161</text:p>
          </table:table-cell>
          <table:table-cell office:value-type="float" office:value="-43.8811" calcext:value-type="float">
            <text:p>-43.8811</text:p>
          </table:table-cell>
          <table:table-cell office:value-type="float" office:value="-44.13174" calcext:value-type="float">
            <text:p>-44.13174</text:p>
          </table:table-cell>
          <table:table-cell office:value-type="float" office:value="1.442561" calcext:value-type="float">
            <text:p>1.442561</text:p>
          </table:table-cell>
          <table:table-cell office:value-type="float" office:value="0" calcext:value-type="float">
            <text:p>0</text:p>
          </table:table-cell>
          <table:table-cell office:value-type="float" office:value="1.442561" calcext:value-type="float">
            <text:p>1.442561</text:p>
          </table:table-cell>
          <table:table-cell office:value-type="float" office:value="0.5549751" calcext:value-type="float">
            <text:p>0.5549751</text:p>
          </table:table-cell>
          <table:table-cell office:value-type="string" calcext:value-type="string">
            <text:p>NA</text:p>
          </table:table-cell>
          <table:table-cell office:value-type="float" office:value="0.6276232" calcext:value-type="float">
            <text:p>0.627623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-42.53223" calcext:value-type="float">
            <text:p>-42.53223</text:p>
          </table:table-cell>
          <table:table-cell office:value-type="float" office:value="-42.25921" calcext:value-type="float">
            <text:p>-42.25921</text:p>
          </table:table-cell>
          <table:table-cell office:value-type="float" office:value="-42.80526" calcext:value-type="float">
            <text:p>-42.80526</text:p>
          </table:table-cell>
          <table:table-cell office:value-type="float" office:value="3.186637" calcext:value-type="float">
            <text:p>3.186637</text:p>
          </table:table-cell>
          <table:table-cell office:value-type="float" office:value="1.220381" calcext:value-type="float">
            <text:p>1.220381</text:p>
          </table:table-cell>
          <table:table-cell office:value-type="float" office:value="3.186637" calcext:value-type="float">
            <text:p>3.186637</text:p>
          </table:table-cell>
          <table:table-cell office:value-type="float" office:value="0.8916901" calcext:value-type="float">
            <text:p>0.8916901</text:p>
          </table:table-cell>
          <table:table-cell office:value-type="float" office:value="0.4751236" calcext:value-type="float">
            <text:p>0.4751236</text:p>
          </table:table-cell>
          <table:table-cell office:value-type="float" office:value="1.173413" calcext:value-type="float">
            <text:p>1.17341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-47.77113" calcext:value-type="float">
            <text:p>-47.77113</text:p>
          </table:table-cell>
          <table:table-cell office:value-type="float" office:value="-48.95683" calcext:value-type="float">
            <text:p>-48.95683</text:p>
          </table:table-cell>
          <table:table-cell office:value-type="float" office:value="-47.4747" calcext:value-type="float">
            <text:p>-47.4747</text:p>
          </table:table-cell>
          <table:table-cell office:value-type="float" office:value="2.650443" calcext:value-type="float">
            <text:p>2.650443</text:p>
          </table:table-cell>
          <table:table-cell office:value-type="float" office:value="0" calcext:value-type="float">
            <text:p>0</text:p>
          </table:table-cell>
          <table:table-cell office:value-type="float" office:value="2.650443" calcext:value-type="float">
            <text:p>2.650443</text:p>
          </table:table-cell>
          <table:table-cell office:value-type="float" office:value="1.1756542" calcext:value-type="float">
            <text:p>1.1756542</text:p>
          </table:table-cell>
          <table:table-cell office:value-type="string" calcext:value-type="string">
            <text:p>NA</text:p>
          </table:table-cell>
          <table:table-cell office:value-type="float" office:value="1.1212049" calcext:value-type="float">
            <text:p>1.121204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-47.55775" calcext:value-type="float">
            <text:p>-47.55775</text:p>
          </table:table-cell>
          <table:table-cell office:value-type="float" office:value="-47.60286" calcext:value-type="float">
            <text:p>-47.60286</text:p>
          </table:table-cell>
          <table:table-cell office:value-type="float" office:value="-47.46754" calcext:value-type="float">
            <text:p>-47.46754</text:p>
          </table:table-cell>
          <table:table-cell table:number-columns-repeated="2" office:value-type="float" office:value="3.981231" calcext:value-type="float">
            <text:p>3.981231</text:p>
          </table:table-cell>
          <table:table-cell office:value-type="float" office:value="1.270979" calcext:value-type="float">
            <text:p>1.270979</text:p>
          </table:table-cell>
          <table:table-cell office:value-type="float" office:value="1.4903738" calcext:value-type="float">
            <text:p>1.4903738</text:p>
          </table:table-cell>
          <table:table-cell office:value-type="float" office:value="1.8505821" calcext:value-type="float">
            <text:p>1.8505821</text:p>
          </table:table-cell>
          <table:table-cell office:value-type="float" office:value="0.8987179" calcext:value-type="float">
            <text:p>0.8987179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-47.50907" calcext:value-type="float">
            <text:p>-47.50907</text:p>
          </table:table-cell>
          <table:table-cell office:value-type="float" office:value="-50.6715" calcext:value-type="float">
            <text:p>-50.6715</text:p>
          </table:table-cell>
          <table:table-cell office:value-type="float" office:value="-46.45492" calcext:value-type="float">
            <text:p>-46.45492</text:p>
          </table:table-cell>
          <table:table-cell office:value-type="float" office:value="8.723699" calcext:value-type="float">
            <text:p>8.723699</text:p>
          </table:table-cell>
          <table:table-cell office:value-type="float" office:value="0" calcext:value-type="float">
            <text:p>0</text:p>
          </table:table-cell>
          <table:table-cell office:value-type="float" office:value="8.723699" calcext:value-type="float">
            <text:p>8.723699</text:p>
          </table:table-cell>
          <table:table-cell office:value-type="float" office:value="4.5793905" calcext:value-type="float">
            <text:p>4.5793905</text:p>
          </table:table-cell>
          <table:table-cell office:value-type="string" calcext:value-type="string">
            <text:p>NA</text:p>
          </table:table-cell>
          <table:table-cell office:value-type="float" office:value="4.9788456" calcext:value-type="float">
            <text:p>4.978845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-44.27024" calcext:value-type="float">
            <text:p>-44.27024</text:p>
          </table:table-cell>
          <table:table-cell office:value-type="float" office:value="-43.11484" calcext:value-type="float">
            <text:p>-43.11484</text:p>
          </table:table-cell>
          <table:table-cell office:value-type="float" office:value="-46.96618" calcext:value-type="float">
            <text:p>-46.96618</text:p>
          </table:table-cell>
          <table:table-cell office:value-type="float" office:value="10.940336" calcext:value-type="float">
            <text:p>10.940336</text:p>
          </table:table-cell>
          <table:table-cell office:value-type="float" office:value="5.449025" calcext:value-type="float">
            <text:p>5.449025</text:p>
          </table:table-cell>
          <table:table-cell office:value-type="float" office:value="8.148378" calcext:value-type="float">
            <text:p>8.148378</text:p>
          </table:table-cell>
          <table:table-cell office:value-type="float" office:value="3.3132728" calcext:value-type="float">
            <text:p>3.3132728</text:p>
          </table:table-cell>
          <table:table-cell office:value-type="float" office:value="2.1277319" calcext:value-type="float">
            <text:p>2.1277319</text:p>
          </table:table-cell>
          <table:table-cell office:value-type="float" office:value="4.4993098" calcext:value-type="float">
            <text:p>4.499309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-47.10062" calcext:value-type="float">
            <text:p>-47.10062</text:p>
          </table:table-cell>
          <table:table-cell office:value-type="float" office:value="-44.71715" calcext:value-type="float">
            <text:p>-44.71715</text:p>
          </table:table-cell>
          <table:table-cell office:value-type="float" office:value="-47.8951" calcext:value-type="float">
            <text:p>-47.8951</text:p>
          </table:table-cell>
          <table:table-cell office:value-type="float" office:value="5.006646" calcext:value-type="float">
            <text:p>5.006646</text:p>
          </table:table-cell>
          <table:table-cell office:value-type="float" office:value="0" calcext:value-type="float">
            <text:p>0</text:p>
          </table:table-cell>
          <table:table-cell office:value-type="float" office:value="4.829705" calcext:value-type="float">
            <text:p>4.829705</text:p>
          </table:table-cell>
          <table:table-cell office:value-type="float" office:value="2.6645233" calcext:value-type="float">
            <text:p>2.6645233</text:p>
          </table:table-cell>
          <table:table-cell office:value-type="string" calcext:value-type="string">
            <text:p>NA</text:p>
          </table:table-cell>
          <table:table-cell office:value-type="float" office:value="2.6195914" calcext:value-type="float">
            <text:p>2.619591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-48.79216" calcext:value-type="float">
            <text:p>-48.79216</text:p>
          </table:table-cell>
          <table:table-cell office:value-type="float" office:value="-49.26647" calcext:value-type="float">
            <text:p>-49.26647</text:p>
          </table:table-cell>
          <table:table-cell office:value-type="float" office:value="-48.71311" calcext:value-type="float">
            <text:p>-48.71311</text:p>
          </table:table-cell>
          <table:table-cell office:value-type="float" office:value="1.66727" calcext:value-type="float">
            <text:p>1.66727</text:p>
          </table:table-cell>
          <table:table-cell office:value-type="float" office:value="0" calcext:value-type="float">
            <text:p>0</text:p>
          </table:table-cell>
          <table:table-cell office:value-type="float" office:value="1.66727" calcext:value-type="float">
            <text:p>1.66727</text:p>
          </table:table-cell>
          <table:table-cell office:value-type="float" office:value="0.6679725" calcext:value-type="float">
            <text:p>0.6679725</text:p>
          </table:table-cell>
          <table:table-cell office:value-type="string" calcext:value-type="string">
            <text:p>NA</text:p>
          </table:table-cell>
          <table:table-cell office:value-type="float" office:value="0.6949336" calcext:value-type="float">
            <text:p>0.694933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-47.07617" calcext:value-type="float">
            <text:p>-47.07617</text:p>
          </table:table-cell>
          <table:table-cell office:value-type="float" office:value="-49.93557" calcext:value-type="float">
            <text:p>-49.93557</text:p>
          </table:table-cell>
          <table:table-cell office:value-type="float" office:value="-46.12303" calcext:value-type="float">
            <text:p>-46.12303</text:p>
          </table:table-cell>
          <table:table-cell office:value-type="float" office:value="4.409698" calcext:value-type="float">
            <text:p>4.409698</text:p>
          </table:table-cell>
          <table:table-cell office:value-type="float" office:value="0" calcext:value-type="float">
            <text:p>0</text:p>
          </table:table-cell>
          <table:table-cell office:value-type="float" office:value="1.686084" calcext:value-type="float">
            <text:p>1.686084</text:p>
          </table:table-cell>
          <table:table-cell office:value-type="float" office:value="2.0563542" calcext:value-type="float">
            <text:p>2.0563542</text:p>
          </table:table-cell>
          <table:table-cell office:value-type="string" calcext:value-type="string">
            <text:p>NA</text:p>
          </table:table-cell>
          <table:table-cell office:value-type="float" office:value="0.9445076" calcext:value-type="float">
            <text:p>0.944507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-44.79962" calcext:value-type="float">
            <text:p>-44.79962</text:p>
          </table:table-cell>
          <table:table-cell office:value-type="float" office:value="-45.1512" calcext:value-type="float">
            <text:p>-45.1512</text:p>
          </table:table-cell>
          <table:table-cell office:value-type="float" office:value="-44.68243" calcext:value-type="float">
            <text:p>-44.68243</text:p>
          </table:table-cell>
          <table:table-cell office:value-type="float" office:value="4.367285" calcext:value-type="float">
            <text:p>4.367285</text:p>
          </table:table-cell>
          <table:table-cell office:value-type="float" office:value="2.720245" calcext:value-type="float">
            <text:p>2.720245</text:p>
          </table:table-cell>
          <table:table-cell office:value-type="float" office:value="3.434451" calcext:value-type="float">
            <text:p>3.434451</text:p>
          </table:table-cell>
          <table:table-cell office:value-type="float" office:value="1.0860547" calcext:value-type="float">
            <text:p>1.0860547</text:p>
          </table:table-cell>
          <table:table-cell office:value-type="float" office:value="1.1875222" calcext:value-type="float">
            <text:p>1.1875222</text:p>
          </table:table-cell>
          <table:table-cell office:value-type="float" office:value="1.0788395" calcext:value-type="float">
            <text:p>1.078839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47.90297" calcext:value-type="float">
            <text:p>-47.90297</text:p>
          </table:table-cell>
          <table:table-cell office:value-type="float" office:value="-44.178" calcext:value-type="float">
            <text:p>-44.178</text:p>
          </table:table-cell>
          <table:table-cell office:value-type="float" office:value="-49.14462" calcext:value-type="float">
            <text:p>-49.14462</text:p>
          </table:table-cell>
          <table:table-cell office:value-type="float" office:value="6.560409" calcext:value-type="float">
            <text:p>6.560409</text:p>
          </table:table-cell>
          <table:table-cell office:value-type="float" office:value="0" calcext:value-type="float">
            <text:p>0</text:p>
          </table:table-cell>
          <table:table-cell office:value-type="float" office:value="4.579929" calcext:value-type="float">
            <text:p>4.579929</text:p>
          </table:table-cell>
          <table:table-cell office:value-type="float" office:value="3.260688" calcext:value-type="float">
            <text:p>3.260688</text:p>
          </table:table-cell>
          <table:table-cell office:value-type="string" calcext:value-type="string">
            <text:p>NA</text:p>
          </table:table-cell>
          <table:table-cell office:value-type="float" office:value="2.5880305" calcext:value-type="float">
            <text:p>2.588030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-45.26134" calcext:value-type="float">
            <text:p>-45.26134</text:p>
          </table:table-cell>
          <table:table-cell office:value-type="float" office:value="-43.76824" calcext:value-type="float">
            <text:p>-43.76824</text:p>
          </table:table-cell>
          <table:table-cell office:value-type="float" office:value="-45.63461" calcext:value-type="float">
            <text:p>-45.63461</text:p>
          </table:table-cell>
          <table:table-cell office:value-type="float" office:value="4.443557" calcext:value-type="float">
            <text:p>4.443557</text:p>
          </table:table-cell>
          <table:table-cell office:value-type="float" office:value="0" calcext:value-type="float">
            <text:p>0</text:p>
          </table:table-cell>
          <table:table-cell office:value-type="float" office:value="4.443557" calcext:value-type="float">
            <text:p>4.443557</text:p>
          </table:table-cell>
          <table:table-cell office:value-type="float" office:value="1.8748411" calcext:value-type="float">
            <text:p>1.8748411</text:p>
          </table:table-cell>
          <table:table-cell office:value-type="string" calcext:value-type="string">
            <text:p>NA</text:p>
          </table:table-cell>
          <table:table-cell office:value-type="float" office:value="1.9385085" calcext:value-type="float">
            <text:p>1.938508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-49.39572" calcext:value-type="float">
            <text:p>-49.39572</text:p>
          </table:table-cell>
          <table:table-cell office:value-type="float" office:value="-48.28949" calcext:value-type="float">
            <text:p>-48.28949</text:p>
          </table:table-cell>
          <table:table-cell office:value-type="float" office:value="-49.94884" calcext:value-type="float">
            <text:p>-49.94884</text:p>
          </table:table-cell>
          <table:table-cell office:value-type="float" office:value="8.089146" calcext:value-type="float">
            <text:p>8.089146</text:p>
          </table:table-cell>
          <table:table-cell office:value-type="float" office:value="0.245458" calcext:value-type="float">
            <text:p>0.245458</text:p>
          </table:table-cell>
          <table:table-cell office:value-type="float" office:value="8.089146" calcext:value-type="float">
            <text:p>8.089146</text:p>
          </table:table-cell>
          <table:table-cell office:value-type="float" office:value="3.020829" calcext:value-type="float">
            <text:p>3.020829</text:p>
          </table:table-cell>
          <table:table-cell office:value-type="float" office:value="0.173565" calcext:value-type="float">
            <text:p>0.173565</text:p>
          </table:table-cell>
          <table:table-cell office:value-type="float" office:value="3.7383451" calcext:value-type="float">
            <text:p>3.738345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-52.01889" calcext:value-type="float">
            <text:p>-52.01889</text:p>
          </table:table-cell>
          <table:table-cell office:value-type="float" office:value="-49.56932" calcext:value-type="float">
            <text:p>-49.56932</text:p>
          </table:table-cell>
          <table:table-cell office:value-type="float" office:value="-52.50881" calcext:value-type="float">
            <text:p>-52.50881</text:p>
          </table:table-cell>
          <table:table-cell office:value-type="float" office:value="4.608055" calcext:value-type="float">
            <text:p>4.608055</text:p>
          </table:table-cell>
          <table:table-cell office:value-type="float" office:value="0" calcext:value-type="float">
            <text:p>0</text:p>
          </table:table-cell>
          <table:table-cell office:value-type="float" office:value="2.929417" calcext:value-type="float">
            <text:p>2.929417</text:p>
          </table:table-cell>
          <table:table-cell office:value-type="float" office:value="1.7012891" calcext:value-type="float">
            <text:p>1.7012891</text:p>
          </table:table-cell>
          <table:table-cell office:value-type="string" calcext:value-type="string">
            <text:p>NA</text:p>
          </table:table-cell>
          <table:table-cell office:value-type="float" office:value="1.348279" calcext:value-type="float">
            <text:p>1.34827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-44.55011" calcext:value-type="float">
            <text:p>-44.55011</text:p>
          </table:table-cell>
          <table:table-cell office:value-type="float" office:value="-44.81053" calcext:value-type="float">
            <text:p>-44.81053</text:p>
          </table:table-cell>
          <table:table-cell office:value-type="float" office:value="-44.48501" calcext:value-type="float">
            <text:p>-44.48501</text:p>
          </table:table-cell>
          <table:table-cell office:value-type="float" office:value="1.04328" calcext:value-type="float">
            <text:p>1.04328</text:p>
          </table:table-cell>
          <table:table-cell office:value-type="float" office:value="0" calcext:value-type="float">
            <text:p>0</text:p>
          </table:table-cell>
          <table:table-cell office:value-type="float" office:value="1.04328" calcext:value-type="float">
            <text:p>1.04328</text:p>
          </table:table-cell>
          <table:table-cell office:value-type="float" office:value="0.4167273" calcext:value-type="float">
            <text:p>0.4167273</text:p>
          </table:table-cell>
          <table:table-cell office:value-type="string" calcext:value-type="string">
            <text:p>NA</text:p>
          </table:table-cell>
          <table:table-cell office:value-type="float" office:value="0.4508779" calcext:value-type="float">
            <text:p>0.450877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-44.79962" calcext:value-type="float">
            <text:p>-44.79962</text:p>
          </table:table-cell>
          <table:table-cell office:value-type="float" office:value="-45.1512" calcext:value-type="float">
            <text:p>-45.1512</text:p>
          </table:table-cell>
          <table:table-cell office:value-type="float" office:value="-44.68243" calcext:value-type="float">
            <text:p>-44.68243</text:p>
          </table:table-cell>
          <table:table-cell office:value-type="float" office:value="4.367285" calcext:value-type="float">
            <text:p>4.367285</text:p>
          </table:table-cell>
          <table:table-cell office:value-type="float" office:value="2.720245" calcext:value-type="float">
            <text:p>2.720245</text:p>
          </table:table-cell>
          <table:table-cell office:value-type="float" office:value="3.434451" calcext:value-type="float">
            <text:p>3.434451</text:p>
          </table:table-cell>
          <table:table-cell office:value-type="float" office:value="1.0860547" calcext:value-type="float">
            <text:p>1.0860547</text:p>
          </table:table-cell>
          <table:table-cell office:value-type="float" office:value="1.1875222" calcext:value-type="float">
            <text:p>1.1875222</text:p>
          </table:table-cell>
          <table:table-cell office:value-type="float" office:value="1.0788395" calcext:value-type="float">
            <text:p>1.078839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-49.01676" calcext:value-type="float">
            <text:p>-49.01676</text:p>
          </table:table-cell>
          <table:table-cell office:value-type="float" office:value="-48.9889" calcext:value-type="float">
            <text:p>-48.9889</text:p>
          </table:table-cell>
          <table:table-cell office:value-type="float" office:value="-49.10034" calcext:value-type="float">
            <text:p>-49.10034</text:p>
          </table:table-cell>
          <table:table-cell table:number-columns-repeated="2" office:value-type="float" office:value="0.694306" calcext:value-type="float">
            <text:p>0.694306</text:p>
          </table:table-cell>
          <table:table-cell office:value-type="float" office:value="0" calcext:value-type="float">
            <text:p>0</text:p>
          </table:table-cell>
          <table:table-cell office:value-type="float" office:value="0.289543" calcext:value-type="float">
            <text:p>0.289543</text:p>
          </table:table-cell>
          <table:table-cell office:value-type="float" office:value="0.347988" calcext:value-type="float">
            <text:p>0.347988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number-columns-repeated="9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7:52:15.330485439</meta:creation-date>
    <dc:date>2019-08-17T18:00:35.647586132</dc:date>
    <meta:editing-duration>PT8M20S</meta:editing-duration>
    <meta:editing-cycles>1</meta:editing-cycles>
    <meta:document-statistic meta:table-count="1" meta:cell-count="670" meta:object-count="0"/>
    <meta:generator>LibreOffice/6.0.7.3$Linux_X86_64 LibreOffice_project/00m0$Build-3</meta:generator>
  </office:meta>
</office:document-meta>
</file>